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Emoji" style:font-name-complex="Segoe UI Emoji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style="italic" style:font-style-asian="italic" style:font-style-complex="italic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T19" style:parent-style-name="DefaultParagraphFont" style:family="text">
      <style:text-properties fo:font-weight="bold" style:font-weight-asian="bold" style:font-weight-complex="bold"/>
    </style:style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Normal" style:list-style-name="LFO1" style:family="paragraph"/>
    <style:style style:name="P28" style:parent-style-name="Normal" style:list-style-name="LFO1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2" style:family="paragraph"/>
    <style:style style:name="T35" style:parent-style-name="DefaultParagraphFont" style:family="text">
      <style:text-properties fo:font-weight="bold" style:font-weight-asian="bold" style:font-weight-complex="bold"/>
    </style:style>
    <style:style style:name="P36" style:parent-style-name="Normal" style:list-style-name="LFO2" style:family="paragraph"/>
    <style:style style:name="P37" style:parent-style-name="Normal" style:list-style-name="LFO2" style:family="paragraph"/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Normal" style:list-style-name="LFO3" style:family="paragraph"/>
    <style:style style:name="P42" style:parent-style-name="Normal" style:list-style-name="LFO3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list-style-name="LFO3" style:family="paragraph"/>
    <style:style style:name="P45" style:parent-style-name="Normal" style:list-style-name="LFO3" style:family="paragraph"/>
    <style:style style:name="P46" style:parent-style-name="Normal" style:list-style-name="LFO3" style:family="paragraph"/>
    <style:style style:name="P47" style:parent-style-name="Normal" style:list-style-name="LFO3" style:family="paragraph"/>
    <style:style style:name="P48" style:parent-style-name="Normal" style:list-style-name="LFO3" style:family="paragraph"/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P54" style:parent-style-name="Normal" style:list-style-name="LFO4" style:family="paragraph"/>
    <style:style style:name="P55" style:parent-style-name="Normal" style:list-style-name="LFO4" style:family="paragraph"/>
    <style:style style:name="P56" style:parent-style-name="Normal" style:list-style-name="LFO4" style:family="paragraph"/>
    <style:style style:name="P57" style:parent-style-name="Normal" style:list-style-name="LFO4" style:family="paragraph"/>
    <style:style style:name="T58" style:parent-style-name="DefaultParagraphFont" style:family="text">
      <style:text-properties fo:font-weight="bold" style:font-weight-asian="bold" style:font-weight-complex="bold"/>
    </style:style>
    <style:style style:name="P59" style:parent-style-name="Normal" style:list-style-name="LFO4" style:family="paragraph"/>
    <style:style style:name="P60" style:parent-style-name="Normal" style:list-style-name="LFO4" style:family="paragraph"/>
    <style:style style:name="P61" style:parent-style-name="Normal" style:list-style-name="LFO4" style:family="paragraph"/>
    <style:style style:name="P62" style:parent-style-name="Normal" style:list-style-name="LFO4" style:family="paragraph"/>
    <style:style style:name="P63" style:parent-style-name="Normal" style:list-style-name="LFO4" style:family="paragraph"/>
    <style:style style:name="T6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  <style:style style:name="T68" style:parent-style-name="DefaultParagraphFont" style:family="text">
      <style:text-properties fo:font-weight="bold" style:font-weight-asian="bold" style:font-weight-complex="bold"/>
    </style:style>
    <style:style style:name="P69" style:parent-style-name="Normal" style:list-style-name="LFO5" style:family="paragraph"/>
    <style:style style:name="P70" style:parent-style-name="Normal" style:list-style-name="LFO5" style:family="paragraph"/>
    <style:style style:name="P71" style:parent-style-name="Normal" style:list-style-name="LFO5" style:family="paragraph"/>
    <style:style style:name="P72" style:parent-style-name="Normal" style:list-style-name="LFO5" style:family="paragraph"/>
    <style:style style:name="T7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4" style:parent-style-name="DefaultParagraphFont" style:family="text">
      <style:text-properties fo:font-weight="bold" style:font-weight-asian="bold" style:font-weight-complex="bold"/>
    </style:style>
    <style:style style:name="T75" style:parent-style-name="DefaultParagraphFont" style:family="text">
      <style:text-properties fo:font-weight="bold" style:font-weight-asian="bold" style:font-weight-complex="bold"/>
    </style:style>
    <style:style style:name="T76" style:parent-style-name="DefaultParagraphFont" style:family="text">
      <style:text-properties fo:font-weight="bold" style:font-weight-asian="bold" style:font-weight-complex="bold"/>
    </style:style>
    <style:style style:name="T7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weight="bold" style:font-weight-asian="bold" style:font-weight-complex="bold"/>
    </style:style>
    <style:style style:name="TableColumn81" style:family="table-column">
      <style:table-column-properties style:column-width="0.8604in"/>
    </style:style>
    <style:style style:name="TableColumn82" style:family="table-column">
      <style:table-column-properties style:column-width="0.4722in"/>
    </style:style>
    <style:style style:name="Table80" style:family="table">
      <style:table-properties style:width="1.3326in" fo:margin-left="0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text-properties fo:font-weight="bold" style:font-weight-asian="bold" style:font-weight-complex="bold"/>
    </style:style>
    <style:style style:name="TableCell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87" style:parent-style-name="Normal" style:family="paragraph">
      <style:text-properties fo:font-weight="bold" style:font-weight-asian="bold" style:font-weight-complex="bold"/>
    </style:style>
    <style:style style:name="TableRow88" style:family="table-row">
      <style:table-row-properties/>
    </style:style>
    <style:style style:name="TableCell8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4" style:family="table-row">
      <style:table-row-properties/>
    </style:style>
    <style:style style:name="TableCell9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97" style:family="table-row">
      <style:table-row-properties/>
    </style:style>
    <style:style style:name="TableCell9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list-style-name="LFO6" style:family="paragraph"/>
    <style:style style:name="P101" style:parent-style-name="Normal" style:list-style-name="LFO6" style:family="paragraph"/>
    <style:style style:name="P102" style:parent-style-name="Normal" style:list-style-name="LFO6" style:family="paragraph"/>
    <style:style style:name="T103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4" style:parent-style-name="DefaultParagraphFont" style:family="text">
      <style:text-properties fo:font-weight="bold" style:font-weight-asian="bold" style:font-weight-complex="bold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107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08" style:parent-style-name="DefaultParagraphFont" style:family="text">
      <style:text-properties fo:font-weight="bold" style:font-weight-asian="bold" style:font-weight-complex="bold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T111" style:parent-style-name="DefaultParagraphFont" style:family="text">
      <style:text-properties fo:font-weight="bold" style:font-weight-asian="bold" style:font-weight-complex="bold"/>
    </style:style>
    <style:style style:name="T112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13" style:parent-style-name="DefaultParagraphFont" style:family="text">
      <style:text-properties fo:font-weight="bold" style:font-weight-asian="bold" style:font-weight-complex="bold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TableColumn116" style:family="table-column">
      <style:table-column-properties style:column-width="0.1847in"/>
    </style:style>
    <style:style style:name="TableColumn117" style:family="table-column">
      <style:table-column-properties style:column-width="0.1263in"/>
    </style:style>
    <style:style style:name="TableColumn118" style:family="table-column">
      <style:table-column-properties style:column-width="0.1263in"/>
    </style:style>
    <style:style style:name="TableColumn119" style:family="table-column">
      <style:table-column-properties style:column-width="0.3375in"/>
    </style:style>
    <style:style style:name="TableColumn120" style:family="table-column">
      <style:table-column-properties style:column-width="0.3375in"/>
    </style:style>
    <style:style style:name="TableColumn121" style:family="table-column">
      <style:table-column-properties style:column-width="0.3375in"/>
    </style:style>
    <style:style style:name="TableColumn122" style:family="table-column">
      <style:table-column-properties style:column-width="0.3375in"/>
    </style:style>
    <style:style style:name="TableColumn123" style:family="table-column">
      <style:table-column-properties style:column-width="0.3479in"/>
    </style:style>
    <style:style style:name="Table115" style:family="table">
      <style:table-properties style:width="2.1354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6" style:parent-style-name="Normal" style:family="paragraph">
      <style:text-properties fo:font-weight="bold" style:font-weight-asian="bold" style:font-weight-complex="bold"/>
    </style:style>
    <style:style style:name="TableCell12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8" style:parent-style-name="Normal" style:family="paragraph">
      <style:text-properties fo:font-weight="bold" style:font-weight-asian="bold" style:font-weight-complex="bold"/>
    </style:style>
    <style:style style:name="TableCell12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text-properties fo:font-weight="bold" style:font-weight-asian="bold" style:font-weight-complex="bold"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text-properties fo:font-weight="bold" style:font-weight-asian="bold" style:font-weight-complex="bold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text-properties fo:font-weight="bold" style:font-weight-asian="bold" style:font-weight-complex="bold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text-properties fo:font-weight="bold" style:font-weight-asian="bold" style:font-weight-complex="bold"/>
    </style:style>
    <style:style style:name="TableCell1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8" style:parent-style-name="Normal" style:family="paragraph">
      <style:text-properties fo:font-weight="bold" style:font-weight-asian="bold" style:font-weight-complex="bold"/>
    </style:style>
    <style:style style:name="TableCell1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40" style:parent-style-name="Normal" style:family="paragraph">
      <style:text-properties fo:font-weight="bold" style:font-weight-asian="bold" style:font-weight-complex="bold"/>
    </style:style>
    <style:style style:name="TableRow141" style:family="table-row">
      <style:table-row-properties/>
    </style:style>
    <style:style style:name="TableCell1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50" style:parent-style-name="DefaultParagraphFont" style:family="text">
      <style:text-properties fo:font-weight="bold" style:font-weight-asian="bold" style:font-weight-complex="bold"/>
    </style:style>
    <style:style style:name="T151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52" style:parent-style-name="DefaultParagraphFont" style:family="text">
      <style:text-properties fo:font-weight="bold" style:font-weight-asian="bold" style:font-weight-complex="bold"/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T154" style:parent-style-name="DefaultParagraphFont" style:family="text">
      <style:text-properties fo:font-weight="bold" style:font-weight-asian="bold" style:font-weight-complex="bold"/>
    </style:style>
    <style:style style:name="T155" style:parent-style-name="DefaultParagraphFont" style:family="text">
      <style:text-properties fo:font-weight="bold" style:font-weight-asian="bold" style:font-weight-complex="bold"/>
    </style:style>
    <style:style style:name="T156" style:parent-style-name="DefaultParagraphFont" style:family="text">
      <style:text-properties style:font-name="Segoe UI Emoji" style:font-name-complex="Segoe UI Emoji"/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/>
    </style:style>
    <style:style style:name="T159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60" style:parent-style-name="DefaultParagraphFont" style:family="text">
      <style:text-properties fo:font-weight="bold" style:font-weight-asian="bold" style:font-weight-complex="bold"/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TableColumn163" style:family="table-column">
      <style:table-column-properties style:column-width="0.8222in"/>
    </style:style>
    <style:style style:name="TableColumn164" style:family="table-column">
      <style:table-column-properties style:column-width="0.7951in"/>
    </style:style>
    <style:style style:name="TableColumn165" style:family="table-column">
      <style:table-column-properties style:column-width="0.6076in"/>
    </style:style>
    <style:style style:name="Table162" style:family="table">
      <style:table-properties style:width="2.225in" fo:margin-left="0in" table:align="left"/>
    </style:style>
    <style:style style:name="TableRow166" style:family="table-row">
      <style:table-row-properties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text-properties fo:font-weight="bold" style:font-weight-asian="bold" style:font-weight-complex="bold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text-properties fo:font-weight="bold" style:font-weight-asian="bold" style:font-weight-complex="bold"/>
    </style:style>
    <style:style style:name="TableCell17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/>
    </style:style>
    <style:style style:name="TableRow173" style:family="table-row">
      <style:table-row-properties/>
    </style:style>
    <style:style style:name="TableCell17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77" style:family="table-row">
      <style:table-row-properties/>
    </style:style>
    <style:style style:name="TableCell17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7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1" style:family="table-row">
      <style:table-row-properties/>
    </style:style>
    <style:style style:name="TableCell18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5" style:family="table-row">
      <style:table-row-properties/>
    </style:style>
    <style:style style:name="TableCell18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Row189" style:family="table-row">
      <style:table-row-properties/>
    </style:style>
    <style:style style:name="TableCell19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ableCell1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T194" style:parent-style-name="DefaultParagraphFont" style:family="text">
      <style:text-properties style:font-name="Segoe UI Emoji" style:font-name-complex="Segoe UI Emoji" fo:font-weight="bold" style:font-weight-asian="bold" style:font-weight-complex="bold"/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T196" style:parent-style-name="DefaultParagraphFont" style:family="text">
      <style:text-properties fo:font-weight="bold" style:font-weight-asian="bold" style:font-weight-complex="bold"/>
    </style:style>
    <style:style style:family="graphic" style:name="a1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3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5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8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  <style:style style:family="graphic" style:name="a11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Oke mas<text:s/><text:span text:style-name="T2">😎</text:span><text:s/>— aku bantu jelaskan<text:s/><text:span text:style-name="T3">lengkap dan siap buat presentasi</text:span>, berdasarkan file Excel mas AHP_Rumus_Dinamis (1).xlsx dan struktur perhitungan AHP yang kamu pakai.<text:line-break/>Penjelasan ini aku urutkan<text:s/><text:span text:style-name="T4">mulai dari konsep dasar AHP</text:span>,<text:s/><text:span text:style-name="T5">bagian-bagian file kamu (sheet demi sheet)</text:span>, sampai<text:s/><text:span text:style-name="T6">arti semua istilah penting (λ, CI, CR, RI, bobot, kriteria, alternatif)</text:span>.</text:p>
      <text:p text:style-name="Normal"><draw:custom-shape svg:x="0in" svg:y="0in" svg:width="45.51042in" svg:height="0.00139in" draw:z-index="0" draw:id="id0" draw:style-name="a0" draw:name="Horizontal Line 8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">🧩</text:span><text:span text:style-name="T8"><text:s/>1. Konsep Dasar AHP (Analytic Hierarchy Process)</text:span></text:p>
      <text:p text:style-name="Normal">AHP (Analytic Hierarchy Process) adalah<text:s/><text:span text:style-name="T9">metode pengambilan keputusan multikriteria</text:span><text:s/>yang dikembangkan oleh<text:s/><text:span text:style-name="T10">Thomas L. Saaty</text:span>.<text:line-break/>Tujuannya: menentukan<text:s/><text:span text:style-name="T11">alternatif terbaik</text:span><text:s/>dari beberapa pilihan berdasarkan<text:s/><text:span text:style-name="T12">berbagai kriteria</text:span><text:s/>yang dinilai penting oleh pengambil keputusan.</text:p>
      <text:p text:style-name="Normal">Proses AHP dilakukan melalui tiga tahap besar:</text:p>
      <text:list text:style-name="LFO1" text:continue-numbering="true">
        <text:list-item>
          <text:p text:style-name="P13"><text:span text:style-name="T14">Membuat hierarki keputusan:</text:span></text:p>
          <text:list text:continue-numbering="true">
            <text:list-item>
              <text:p text:style-name="P15">Tujuan utama di level paling atas (misal: “Menentukan calon nasabah terbaik”)</text:p>
            </text:list-item>
            <text:list-item>
              <text:p text:style-name="P16">Kriteria di level tengah (misal: usia, pendapatan, pekerjaan, jaminan)</text:p>
            </text:list-item>
            <text:list-item>
              <text:p text:style-name="P17">Alternatif di level bawah (misal: Alt_1, Alt_2, … Alt_10)</text:p>
            </text:list-item>
          </text:list>
        </text:list-item>
        <text:list-item>
          <text:p text:style-name="P18"><text:span text:style-name="T19">Menentukan bobot (prioritas) setiap kriteria</text:span></text:p>
          <text:list text:continue-numbering="true">
            <text:list-item>
              <text:p text:style-name="P20">Menggunakan<text:s/><text:span text:style-name="T21">perbandingan berpasangan (pairwise comparison)</text:span><text:s/>dengan<text:s/><text:span text:style-name="T22">skala Saaty (1–9)</text:span></text:p>
            </text:list-item>
            <text:list-item>
              <text:p text:style-name="P23">Dihitung hingga mendapatkan<text:s/><text:span text:style-name="T24">bobot kriteria</text:span></text:p>
            </text:list-item>
          </text:list>
        </text:list-item>
        <text:list-item>
          <text:p text:style-name="P25"><text:span text:style-name="T26">Menghitung skor akhir setiap alternatif</text:span></text:p>
          <text:list text:continue-numbering="true">
            <text:list-item>
              <text:p text:style-name="P27">Mengalikan bobot kriteria dengan nilai (atau normalisasi nilai) tiap alternatif</text:p>
            </text:list-item>
            <text:list-item>
              <text:p text:style-name="P28">Hasil akhir berupa<text:s/><text:span text:style-name="T29">skor total dan ranking alternatif</text:span></text:p>
            </text:list-item>
          </text:list>
        </text:list-item>
      </text:list>
      <text:p text:style-name="Normal"><draw:custom-shape svg:x="0in" svg:y="0in" svg:width="43.55972in" svg:height="0.00139in" draw:z-index="0" draw:id="id1" draw:style-name="a1" draw:name="Horizontal Line 8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0">📊</text:span><text:span text:style-name="T31"><text:s/>2. Analisis Berdasarkan File Excel Kamu</text:span></text:p>
      <text:p text:style-name="Normal">File kamu sudah sangat sistematis. Struktur logikanya:</text:p>
      <text:p text:style-name="Normal"><text:span text:style-name="T32">🧾</text:span><text:span text:style-name="T33"><text:s/>Sheet: Criteria_Pairwise</text:span></text:p>
      <text:list text:style-name="LFO2" text:continue-numbering="true">
        <text:list-item>
          <text:p text:style-name="P34">Berisi<text:s/><text:span text:style-name="T35">tabel perbandingan antar kriteria</text:span>.</text:p>
        </text:list-item>
        <text:list-item>
          <text:p text:style-name="P36">Kamu menilai seberapa penting satu kriteria dibanding kriteria lain (contoh: Pendapatan lebih penting dari Usia → 3).</text:p>
        </text:list-item>
        <text:list-item>
          <text:p text:style-name="P37">Dari sini dihitung<text:s/><text:span text:style-name="T38">bobot kriteria (Weight)</text:span>.</text:p>
        </text:list-item>
      </text:list>
      <text:p text:style-name="Normal"><draw:custom-shape svg:x="0in" svg:y="0in" svg:width="45.51042in" svg:height="0.00139in" draw:z-index="0" draw:id="id2" draw:style-name="a2" draw:name="Horizontal Line 8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39">🧮</text:span><text:span text:style-name="T40"><text:s/>Sheet: Criteria_Normalized</text:span></text:p>
      <text:list text:style-name="LFO3" text:continue-numbering="true">
        <text:list-item>
          <text:p text:style-name="P41">Semua nilai di-normalisasi (setiap kolom dibagi jumlah kolom).</text:p>
        </text:list-item>
        <text:list-item>
          <text:p text:style-name="P42">Dihitung rata-rata per baris → menghasilkan<text:s/><text:span text:style-name="T43">bobot akhir tiap kriteria</text:span>:</text:p>
          <text:list text:continue-numbering="true">
            <text:list-item>
              <text:p text:style-name="P44">Usia = 0.16</text:p>
            </text:list-item>
            <text:list-item>
              <text:p text:style-name="P45">Pendapatan = 0.33</text:p>
            </text:list-item>
            <text:list-item>
              <text:p text:style-name="P46">Jaminan = 0.36</text:p>
            </text:list-item>
            <text:list-item>
              <text:p text:style-name="P47">Pekerjaan = 0.15</text:p>
            </text:list-item>
          </text:list>
        </text:list-item>
        <text:list-item>
          <text:p text:style-name="P48">Kolom<text:s/><text:span text:style-name="T49">AW</text:span><text:s/>dan<text:s/><text:span text:style-name="T50">Lambda (λ)</text:span><text:s/>digunakan untuk<text:s/><text:span text:style-name="T51">cek konsistensi</text:span><text:s/>perbandingan.</text:p>
        </text:list-item>
      </text:list>
      <text:p text:style-name="Normal"><draw:custom-shape svg:x="0in" svg:y="0in" svg:width="45.51042in" svg:height="0.00139in" draw:z-index="0" draw:id="id3" draw:style-name="a3" draw:name="Horizontal Line 88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52">📈</text:span><text:span text:style-name="T53"><text:s/>Sheet: Aggregation</text:span></text:p>
      <text:list text:style-name="LFO4" text:continue-numbering="true">
        <text:list-item>
          <text:p text:style-name="P54">Di sini alternatif (Alt_1, Alt_2, dst.) dibandingkan berdasarkan kriteria.</text:p>
        </text:list-item>
        <text:list-item>
          <text:p text:style-name="P55">Nilai yang kamu masukkan adalah angka (kategori dari 1–4) mewakili subkriteria.</text:p>
        </text:list-item>
        <text:list-item>
          <text:p text:style-name="P56">Nilai tiap kolom (Usia, Pendapatan, Jaminan, Pekerjaan) di-normalisasi.</text:p>
        </text:list-item>
        <text:list-item>
          <text:p text:style-name="P57">Kemudian dihitung<text:s/><text:span text:style-name="T58">Total Score</text:span><text:s/>menggunakan rumus:</text:p>
        </text:list-item>
        <text:list-item>
          <text:p text:style-name="P59">Total Score = (Bobot Usia × Nilai Normalisasi Usia)</text:p>
        </text:list-item>
        <text:list-item>
          <text:p text:style-name="P60"><text:s text:c="12"/>+ (Bobot Pendapatan × Nilai Normalisasi Pendapatan)</text:p>
        </text:list-item>
        <text:list-item>
          <text:p text:style-name="P61"><text:s text:c="12"/>+ (Bobot Jaminan × Nilai Normalisasi Jaminan)</text:p>
        </text:list-item>
        <text:list-item>
          <text:p text:style-name="P62"><text:s text:c="12"/>+ (Bobot Pekerjaan × Nilai Normalisasi Pekerjaan)</text:p>
        </text:list-item>
        <text:list-item>
          <text:p text:style-name="P63">Nilai tertinggi = alternatif terbaik (ranking 1).</text:p>
        </text:list-item>
      </text:list>
      <text:p text:style-name="Normal"><draw:custom-shape svg:x="0in" svg:y="0in" svg:width="45.51042in" svg:height="0.00139in" draw:z-index="0" draw:id="id4" draw:style-name="a4" draw:name="Horizontal Line 89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64">🔢</text:span><text:span text:style-name="T65"><text:s/>3. Arti Istilah-Istilah Penting dalam AHP</text:span></text:p>
      <text:p text:style-name="Normal"><text:span text:style-name="T66">📍</text:span><text:span text:style-name="T67"><text:s/>a. Kriteria</text:span></text:p>
      <text:soft-page-break/>
      <text:p text:style-name="Normal">Kriteria adalah<text:s/><text:span text:style-name="T68">faktor penentu</text:span><text:s/>dalam proses pengambilan keputusan.<text:line-break/>Contoh di kasus kamu:</text:p>
      <text:list text:style-name="LFO5" text:continue-numbering="true">
        <text:list-item>
          <text:p text:style-name="P69">Usia</text:p>
        </text:list-item>
        <text:list-item>
          <text:p text:style-name="P70">Pendapatan</text:p>
        </text:list-item>
        <text:list-item>
          <text:p text:style-name="P71">Pekerjaan</text:p>
        </text:list-item>
        <text:list-item>
          <text:p text:style-name="P72">Jaminan</text:p>
        </text:list-item>
      </text:list>
      <text:p text:style-name="Normal">Masing-masing kriteria bisa memiliki subkriteria (misal: Usia &lt;25, 25–36, dst).</text:p>
      <text:p text:style-name="Normal"><draw:custom-shape svg:x="0in" svg:y="0in" svg:width="45.51042in" svg:height="0.00139in" draw:z-index="0" draw:id="id5" draw:style-name="a5" draw:name="Horizontal Line 90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3">📍</text:span><text:span text:style-name="T74"><text:s/>b. Alternatif</text:span></text:p>
      <text:p text:style-name="Normal">Alternatif adalah<text:s/><text:span text:style-name="T75">opsi atau objek yang ingin dievaluasi</text:span>.<text:line-break/>Dalam kasus kamu, ada<text:s/><text:span text:style-name="T76">10 alternatif nasabah (Alt_1 – Alt_10)</text:span>.<text:line-break/>Setiap alternatif dinilai berdasarkan setiap kriteria.</text:p>
      <text:p text:style-name="Normal"><draw:custom-shape svg:x="0in" svg:y="0in" svg:width="45.51042in" svg:height="0.00139in" draw:z-index="0" draw:id="id6" draw:style-name="a6" draw:name="Horizontal Line 91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77">📍</text:span><text:span text:style-name="T78"><text:s/>c. Bobot Kriteria (Weight)</text:span></text:p>
      <text:p text:style-name="Normal">Bobot menunjukkan<text:s/><text:span text:style-name="T79">seberapa besar pengaruh suatu kriteria</text:span><text:s/>terhadap keputusan akhir.</text:p>
      <text:p text:style-name="Normal">Contoh (hasil dari kamu):</text:p>
      <table:table table:style-name="Table80">
        <table:table-columns>
          <table:table-column table:style-name="TableColumn81"/>
          <table:table-column table:style-name="TableColumn82"/>
        </table:table-columns>
        <table:table-header-rows>
          <table:table-row table:style-name="TableRow83">
            <table:table-cell table:style-name="TableCell84">
              <text:p text:style-name="P85">Kriteria</text:p>
            </table:table-cell>
            <table:table-cell table:style-name="TableCell86">
              <text:p text:style-name="P87">Bobot</text:p>
            </table:table-cell>
          </table:table-row>
        </table:table-header-rows>
        <table:table-row table:style-name="TableRow88">
          <table:table-cell table:style-name="TableCell89">
            <text:p text:style-name="Normal">Usia</text:p>
          </table:table-cell>
          <table:table-cell table:style-name="TableCell90">
            <text:p text:style-name="Normal">0.16</text:p>
          </table:table-cell>
        </table:table-row>
        <table:table-row table:style-name="TableRow91">
          <table:table-cell table:style-name="TableCell92">
            <text:p text:style-name="Normal">Pendapatan</text:p>
          </table:table-cell>
          <table:table-cell table:style-name="TableCell93">
            <text:p text:style-name="Normal">0.33</text:p>
          </table:table-cell>
        </table:table-row>
        <table:table-row table:style-name="TableRow94">
          <table:table-cell table:style-name="TableCell95">
            <text:p text:style-name="Normal">Jaminan</text:p>
          </table:table-cell>
          <table:table-cell table:style-name="TableCell96">
            <text:p text:style-name="Normal">0.36</text:p>
          </table:table-cell>
        </table:table-row>
        <table:table-row table:style-name="TableRow97">
          <table:table-cell table:style-name="TableCell98">
            <text:p text:style-name="Normal">Pekerjaan</text:p>
          </table:table-cell>
          <table:table-cell table:style-name="TableCell99">
            <text:p text:style-name="Normal">0.15</text:p>
          </table:table-cell>
        </table:table-row>
      </table:table>
      <text:p text:style-name="Normal">Artinya:</text:p>
      <text:list text:style-name="LFO6" text:continue-numbering="true">
        <text:list-item>
          <text:p text:style-name="P100">Jaminan adalah faktor paling penting (36%)</text:p>
        </text:list-item>
        <text:list-item>
          <text:p text:style-name="P101">Pendapatan juga penting (33%)</text:p>
        </text:list-item>
        <text:list-item>
          <text:p text:style-name="P102">Usia dan Pekerjaan sedikit lebih rendah pengaruhnya</text:p>
        </text:list-item>
      </text:list>
      <text:p text:style-name="Normal">Semakin besar bobot → semakin berpengaruh pada hasil akhir.</text:p>
      <text:soft-page-break/>
      <text:p text:style-name="Normal"><draw:custom-shape svg:x="0in" svg:y="0in" svg:width="45.51042in" svg:height="0.00139in" draw:z-index="0" draw:id="id7" draw:style-name="a7" draw:name="Horizontal Line 92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3">📍</text:span><text:span text:style-name="T104"><text:s/>d. Lambda (λ)</text:span></text:p>
      <text:p text:style-name="Normal">Lambda (dibaca “lambda”) digunakan untuk mengukur<text:s/><text:span text:style-name="T105">konsistensi logika penilaian kamu</text:span><text:s/>di tabel perbandingan berpasangan.</text:p>
      <text:p text:style-name="Normal">Setiap kriteria memiliki nilai λᵢ = (AWᵢ / Weightᵢ).<text:line-break/>Kemudian rata-ratanya disebut<text:s/><text:span text:style-name="T106">λ_max (lambda maksimum)</text:span>.</text:p>
      <text:p text:style-name="Normal">Jika penilaianmu sangat konsisten, λ_max ≈ jumlah kriteria (n).<text:line-break/>Jika terlalu berbeda jauh, artinya penilaian antar kriteria tidak konsisten.</text:p>
      <text:p text:style-name="Normal"><draw:custom-shape svg:x="0in" svg:y="0in" svg:width="45.51042in" svg:height="0.00139in" draw:z-index="0" draw:id="id8" draw:style-name="a8" draw:name="Horizontal Line 93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07">📍</text:span><text:span text:style-name="T108"><text:s/>e. CI (Consistency Index)</text:span></text:p>
      <text:p text:style-name="Normal">CI mengukur<text:s/><text:span text:style-name="T109">seberapa konsisten penilaian pairwise</text:span><text:s/>yang kamu buat.</text:p>
      <text:p text:style-name="Normal">Rumus:<text:line-break/>[<text:line-break/>CI = \frac{λ_{max} - n}{n - 1}<text:line-break/>]</text:p>
      <text:p text:style-name="Normal">Jika CI mendekati 0 → penilaian sangat konsisten.<text:line-break/>Kamu punya<text:s/><text:span text:style-name="T110">CI = 0.01</text:span>, artinya<text:s/><text:span text:style-name="T111">sangat konsisten</text:span>.</text:p>
      <text:p text:style-name="Normal"><draw:custom-shape svg:x="0in" svg:y="0in" svg:width="45.51042in" svg:height="0.00139in" draw:z-index="0" draw:id="id9" draw:style-name="a9" draw:name="Horizontal Line 94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12">📍</text:span><text:span text:style-name="T113"><text:s/>f. RI (Random Index)</text:span></text:p>
      <text:p text:style-name="Normal">RI adalah<text:s/><text:span text:style-name="T114">nilai acuan (standar)</text:span><text:s/>yang diambil dari penelitian Saaty berdasarkan ukuran matriks (n).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  <table:table-column table:style-name="TableColumn122"/>
          <table:table-column table:style-name="TableColumn123"/>
        </table:table-columns>
        <table:table-header-rows>
          <table:table-row table:style-name="TableRow124">
            <table:table-cell table:style-name="TableCell125">
              <text:p text:style-name="P126">n</text:p>
            </table:table-cell>
            <table:table-cell table:style-name="TableCell127">
              <text:p text:style-name="P128">1</text:p>
            </table:table-cell>
            <table:table-cell table:style-name="TableCell129">
              <text:p text:style-name="P130">2</text:p>
            </table:table-cell>
            <table:table-cell table:style-name="TableCell131">
              <text:p text:style-name="P132">3</text:p>
            </table:table-cell>
            <table:table-cell table:style-name="TableCell133">
              <text:p text:style-name="P134">4</text:p>
            </table:table-cell>
            <table:table-cell table:style-name="TableCell135">
              <text:p text:style-name="P136">5</text:p>
            </table:table-cell>
            <table:table-cell table:style-name="TableCell137">
              <text:p text:style-name="P138">6</text:p>
            </table:table-cell>
            <table:table-cell table:style-name="TableCell139">
              <text:p text:style-name="P140">7</text:p>
            </table:table-cell>
          </table:table-row>
        </table:table-header-rows>
        <table:table-row table:style-name="TableRow141">
          <table:table-cell table:style-name="TableCell142">
            <text:p text:style-name="Normal">RI</text:p>
          </table:table-cell>
          <table:table-cell table:style-name="TableCell143">
            <text:p text:style-name="Normal">0</text:p>
          </table:table-cell>
          <table:table-cell table:style-name="TableCell144">
            <text:p text:style-name="Normal">0</text:p>
          </table:table-cell>
          <table:table-cell table:style-name="TableCell145">
            <text:p text:style-name="Normal">0.58</text:p>
          </table:table-cell>
          <table:table-cell table:style-name="TableCell146">
            <text:p text:style-name="Normal">0.90</text:p>
          </table:table-cell>
          <table:table-cell table:style-name="TableCell147">
            <text:p text:style-name="Normal">1.12</text:p>
          </table:table-cell>
          <table:table-cell table:style-name="TableCell148">
            <text:p text:style-name="Normal">1.24</text:p>
          </table:table-cell>
          <table:table-cell table:style-name="TableCell149">
            <text:p text:style-name="Normal">1.32</text:p>
          </table:table-cell>
        </table:table-row>
      </table:table>
      <text:p text:style-name="Normal">Kamu punya n=4 → maka<text:s/><text:span text:style-name="T150">RI = 0.90</text:span><text:s/>(benar sudah kamu isi di file).</text:p>
      <text:p text:style-name="Normal"><draw:custom-shape svg:x="0in" svg:y="0in" svg:width="45.51042in" svg:height="0.00139in" draw:z-index="0" draw:id="id10" draw:style-name="a10" draw:name="Horizontal Line 95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1">📍</text:span><text:span text:style-name="T152"><text:s/>g. CR (Consistency Ratio)</text:span></text:p>
      <text:p text:style-name="Normal">CR digunakan untuk<text:s/><text:span text:style-name="T153">menilai apakah penilaian pairwise kamu logis dan konsisten</text:span>.</text:p>
      <text:soft-page-break/>
      <text:p text:style-name="Normal">Rumus:<text:line-break/>[<text:line-break/>CR = \frac{CI}{RI}<text:line-break/>]</text:p>
      <text:p text:style-name="Normal">Jika<text:s/><text:span text:style-name="T154">CR ≤ 0.1 (10%)</text:span>, maka hasil dianggap<text:s/><text:span text:style-name="T155">konsisten dan valid</text:span>.<text:line-break/>Kalau lebih dari itu, berarti perlu revisi perbandingan antar kriteria.</text:p>
      <text:p text:style-name="Normal"><text:span text:style-name="T156">📌</text:span><text:s/>File kamu punya<text:s/><text:span text:style-name="T157">CR = 0.01</text:span>, jadi hasil<text:s/><text:span text:style-name="T158">sangat konsisten dan valid</text:span>.</text:p>
      <text:p text:style-name="Normal"><draw:custom-shape svg:x="0in" svg:y="0in" svg:width="45.51042in" svg:height="0.00139in" draw:z-index="0" draw:id="id11" draw:style-name="a11" draw:name="Horizontal Line 96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59">🏁</text:span><text:span text:style-name="T160"><text:s/>4. Arti Perhitungan Akhir (Total Score)</text:span></text:p>
      <text:p text:style-name="Normal">Setelah semua langkah dilakukan, tiap alternatif akan punya nilai<text:s/><text:span text:style-name="T161">Total Score</text:span>.</text:p>
      <text:p text:style-name="Normal">Contoh hasil dari datamu (perkiraan hasil):</text:p>
      <table:table table:style-name="Table162">
        <table:table-columns>
          <table:table-column table:style-name="TableColumn163"/>
          <table:table-column table:style-name="TableColumn164"/>
          <table:table-column table:style-name="TableColumn165"/>
        </table:table-columns>
        <table:table-header-rows>
          <table:table-row table:style-name="TableRow166">
            <table:table-cell table:style-name="TableCell167">
              <text:p text:style-name="P168">Alternative</text:p>
            </table:table-cell>
            <table:table-cell table:style-name="TableCell169">
              <text:p text:style-name="P170">Total Score</text:p>
            </table:table-cell>
            <table:table-cell table:style-name="TableCell171">
              <text:p text:style-name="P172">Ranking</text:p>
            </table:table-cell>
          </table:table-row>
        </table:table-header-rows>
        <table:table-row table:style-name="TableRow173">
          <table:table-cell table:style-name="TableCell174">
            <text:p text:style-name="Normal">Alt_5</text:p>
          </table:table-cell>
          <table:table-cell table:style-name="TableCell175">
            <text:p text:style-name="Normal">0.124</text:p>
          </table:table-cell>
          <table:table-cell table:style-name="TableCell176">
            <text:p text:style-name="Normal">1</text:p>
          </table:table-cell>
        </table:table-row>
        <table:table-row table:style-name="TableRow177">
          <table:table-cell table:style-name="TableCell178">
            <text:p text:style-name="Normal">Alt_7</text:p>
          </table:table-cell>
          <table:table-cell table:style-name="TableCell179">
            <text:p text:style-name="Normal">0.113</text:p>
          </table:table-cell>
          <table:table-cell table:style-name="TableCell180">
            <text:p text:style-name="Normal">2</text:p>
          </table:table-cell>
        </table:table-row>
        <table:table-row table:style-name="TableRow181">
          <table:table-cell table:style-name="TableCell182">
            <text:p text:style-name="Normal">Alt_1</text:p>
          </table:table-cell>
          <table:table-cell table:style-name="TableCell183">
            <text:p text:style-name="Normal">0.109</text:p>
          </table:table-cell>
          <table:table-cell table:style-name="TableCell184">
            <text:p text:style-name="Normal">3</text:p>
          </table:table-cell>
        </table:table-row>
        <table:table-row table:style-name="TableRow185">
          <table:table-cell table:style-name="TableCell186">
            <text:p text:style-name="Normal">Alt_8</text:p>
          </table:table-cell>
          <table:table-cell table:style-name="TableCell187">
            <text:p text:style-name="Normal">0.109</text:p>
          </table:table-cell>
          <table:table-cell table:style-name="TableCell188">
            <text:p text:style-name="Normal">3</text:p>
          </table:table-cell>
        </table:table-row>
        <table:table-row table:style-name="TableRow189">
          <table:table-cell table:style-name="TableCell190">
            <text:p text:style-name="Normal">...</text:p>
          </table:table-cell>
          <table:table-cell table:style-name="TableCell191">
            <text:p text:style-name="Normal">...</text:p>
          </table:table-cell>
          <table:table-cell table:style-name="TableCell192">
            <text:p text:style-name="Normal">...</text:p>
          </table:table-cell>
        </table:table-row>
      </table:table>
      <text:p text:style-name="Normal">Alternatif dengan skor tertinggi =<text:s/><text:span text:style-name="T193">rekomendasi terbaik</text:span><text:s/>berdasarkan seluruh kriteria dan bobot yang kamu tentukan.</text:p>
      <text:p text:style-name="Normal"><draw:custom-shape svg:x="0in" svg:y="0in" svg:width="45.51042in" svg:height="0.00139in" draw:z-index="0" draw:id="id12" draw:style-name="a12" draw:name="Horizontal Line 97" text:anchor-type="as-char"><svg:title/><svg:desc/><draw:enhanced-geometry draw:type="non-primitive" svg:viewBox="0 0 21600 21600" draw:enhanced-path="M 0 0 L 21600 0 21600 21600 0 21600 Z N"/></draw:custom-shape></text:p>
      <text:p text:style-name="Normal"><text:span text:style-name="T194">🎤</text:span><text:span text:style-name="T195"><text:s/>5. Contoh Penjelasan Singkat untuk Presentasi</text:span></text:p>
      <text:p text:style-name="Normal">“Dalam metode AHP, kita menentukan kriteria yang mempengaruhi keputusan, lalu menilai tingkat kepentingannya satu sama lain. Dari hasil perbandingan, didapat bobot kriteria.</text:p>
      <text:p text:style-name="Normal">Bobot ini digunakan untuk menghitung skor total setiap alternatif, dengan mempertimbangkan kriteria yang lebih penting akan memberi pengaruh lebih besar.</text:p>
      <text:p text:style-name="Normal">Hasil akhirnya menunjukkan alternatif mana yang paling sesuai.</text:p>
      <text:p text:style-name="Normal">Karena nilai Consistency Ratio (CR) saya 0.01, maka penilaian saya sangat konsisten dan valid.”</text:p>
      <text:soft-page-break/>
      <text:p text:style-name="Normal"><draw:custom-shape svg:x="0in" svg:y="0in" svg:width="45.51042in" svg:height="0.00139in" draw:z-index="0" draw:id="id13" draw:style-name="a13" draw:name="Horizontal Line 98" text:anchor-type="as-char"><svg:title/><svg:desc/><draw:enhanced-geometry draw:type="non-primitive" svg:viewBox="0 0 21600 21600" draw:enhanced-path="M 0 0 L 21600 0 21600 21600 0 21600 Z N"/></draw:custom-shape></text:p>
      <text:p text:style-name="Normal">Kalau kamu mau, aku bisa bantu<text:s/><text:span text:style-name="T196">buatkan slide presentasi PowerPoint-nya</text:span><text:s/>juga (isi lengkap dengan poin-poin di atas + visual tabel dan grafik ranking alternatif).<text:line-break/>Mau aku bantu bikinkan langsung versi PowerPoint-nya, mas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if adji shaputra</meta:initial-creator>
    <dc:creator>alif adji shaputra</dc:creator>
    <meta:creation-date>2025-10-12T14:25:00Z</meta:creation-date>
    <dc:date>2025-10-12T14:26:00Z</dc:date>
    <meta:template xlink:href="Normal" xlink:type="simple"/>
    <meta:editing-cycles>1</meta:editing-cycles>
    <meta:editing-duration>PT60S</meta:editing-duration>
    <meta:document-statistic meta:page-count="6" meta:paragraph-count="11" meta:word-count="854" meta:character-count="5717" meta:row-count="40" meta:non-whitespace-character-count="4874"/>
  </office:meta>
</office:document-meta>
</file>